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Listbox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Renderer.encodeEnd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electOneListboxRenderer.getComponentExtraWidth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Renderer.getFixedHeight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